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right so to get started lets set some serious architecture <text:s/>goals.</text:p>
      <text:p text:style-name="Standard">*Support for 100+ players per server</text:p>
      <text:p text:style-name="Standard">*Support for 100 zeds per player (yup to a max of 10k)</text:p>
      <text:p text:style-name="Standard">*Support for 10 animals per player (up to 1k)<text:line-break/>*Support for 12kx12k+ worlds (potentially bigger)<text:line-break/>*Support for much faster traveling and chunk loading</text:p>
      <text:p text:style-name="Standard">*Steady balanced AI and pathfinding, regardless of server load</text:p>
      <text:p text:style-name="Standard">*Minimal desync!</text:p>
      <text:p text:style-name="Standard">*Prediction and semi lockstep based networking<text:line-break/><text:tab/>Don't think i'm insane yet?~</text:p>
      <text:p text:style-name="Standard">*Minimal state sharing</text:p>
      <text:p text:style-name="Standard">*Clients have no control over any game logic aside their own input states</text:p>
      <text:p text:style-name="Standard">*Data oriented and data driven code and mod support</text:p>
      <text:p text:style-name="Standard">*NO FLOAT REGISTERS!</text:p>
      <text:p text:style-name="Standard"><text:tab/>Read: <text:a xlink:type="simple" xlink:href="https://gamedev.stackexchange.com/questions/174320/how-can-i-perform-a-deterministic-physics-simulation" text:style-name="Internet_20_link" text:visited-style-name="Visited_20_Internet_20_Link">how-can-i-perform-a-deterministic-physics-simulation</text:a></text:p>
      <text:p text:style-name="Standard">*ECS for all game logic</text:p>
      <text:p text:style-name="Standard"><text:tab/>Wiew: <text:a xlink:type="simple" xlink:href="https://www.gdcvault.com/play/1024001/-Overwatch-Gameplay-Architecture-and" text:style-name="Internet_20_link" text:visited-style-name="Visited_20_Internet_20_Link">Overwatch-Gameplay-Architecture-and-Networking</text:a></text:p>
      <text:p text:style-name="Standard">*Made in C++ with ALL SOURCE SHARED PUBLICALLY!</text:p>
      <text:p text:style-name="Standard">*Crossplay support and easy porting across different platforms and rendering backends</text:p>
      <text:p text:style-name="Standard"/>
      <text:p text:style-name="Standard">Why did i start with architecture goals?<text:line-break/>The honest reason is that the main hinderence of 7d2d is undeniably the architecture and thus the runtimes and code/mechanical stability. <text:s/>Though there are design problems as well and they are slightly of consequence to the above problems. <text:s/>We can never encapsulate the true spirit of this game wtihout first building it a foundation rome would be proud of.</text:p>
      <text:p text:style-name="Standard"/>
      <text:p text:style-name="Standard">Now for the actual design goals.</text:p>
      <text:p text:style-name="Standard">This is a "survival horror" "sandbox" game not a pointlessly grindy RPG. <text:s/>This is also partially as a consequence a tower defense game. <text:s/>Yes you heard me right. <text:s/>Why tower defense? <text:s/>Base defense! <text:s/>That thing which used to be such a common mechanic many alphas ago which is now dwindled into <text:s/>nothing. <text:s/>The devs couldn't achieve their prevous goals and wanted more content and for players to move around more often, so the consequence is they've made the game into a pointless RPG grind fest as of alpha 20 (honeslty this started gradually way before). <text:s/>So all new invented mechanics must be in service to the mentioned goals. <text:s/>The spirit of the game must remain intact!</text:p>
      <text:p text:style-name="Standard"/>
      <text:p text:style-name="Standard"/>
      <text:p text:style-name="Standard">And some PR goals.<text:line-break/>*All donations are to be bookept with public access</text:p>
      <text:p text:style-name="Standard">*The owner of this repo is to receive 0 cut of the incoming donations</text:p>
      <text:p text:style-name="Standard">*All credit must be given where due in some reasonable way</text:p>
      <text:p text:style-name="Standard">*We are to put the user experience way above any selfish individual or collective goals</text:p>
      <text:p text:style-name="Standard">*Mistakes will not be actively hidden, everyone fucks up.</text:p>
      <text:p text:style-name="Standard">*We will not bend a knee to cancel culture or political correctness. <text:s/>The game is what matters. <text:s/>Target audience is mature meaning 18+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18M50S</meta:editing-duration>
    <meta:editing-cycles>18</meta:editing-cycles>
    <meta:generator>OpenOffice/4.1.7$Win32 OpenOffice.org_project/417m1$Build-9800</meta:generator>
    <dc:date>2022-10-31T19:36:10.77</dc:date>
    <meta:document-statistic meta:table-count="0" meta:image-count="0" meta:object-count="0" meta:page-count="1" meta:paragraph-count="25" meta:word-count="403" meta:character-count="2468"/>
    <meta:user-defined meta:name="Info 1"/>
    <meta:user-defined meta:name="Info 2"/>
    <meta:user-defined meta:name="Info 3"/>
    <meta:user-defined meta:name="Info 4"/>
  </office:meta>
</office:document-meta>
</file>